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4.29mm" fo:break-before="auto" style:use-optimal-row-height="false"/>
    </style:style>
    <style:style style:name="ro3" style:family="table-row">
      <style:table-row-properties style:row-height="12.8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024" table:default-cell-style-name="ce2"/>
        <table:table-row table:style-name="ro1">
          <table:table-cell table:style-name="ce3" office:value-type="string" calcext:value-type="string" table:number-columns-spanned="4" table:number-rows-spanned="1">
            <text:p>Исходная матрица</text:p>
          </table:table-cell>
          <table:covered-table-cell table:number-columns-repeated="3"/>
          <table:table-cell/>
          <table:table-cell table:style-name="ce3" office:value-type="string" calcext:value-type="string" table:number-columns-spanned="4" table:number-rows-spanned="1">
            <text:p>Переход</text:p>
          </table:table-cell>
          <table:covered-table-cell table:number-columns-repeated="3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3" table:number-rows-spanned="1">
            <text:p>A</text:p>
          </table:table-cell>
          <table:covered-table-cell table:number-columns-repeated="2"/>
          <table:table-cell office:value-type="string" calcext:value-type="string">
            <text:p>b</text:p>
          </table:table-cell>
          <table:table-cell/>
          <table:table-cell table:style-name="ce3" office:value-type="string" calcext:value-type="string" table:number-columns-spanned="3" table:number-rows-spanned="1">
            <text:p>C</text:p>
          </table:table-cell>
          <table:covered-table-cell table:number-columns-repeated="2"/>
          <table:table-cell office:value-type="string" calcext:value-type="string">
            <text:p>d</text:p>
          </table:table-cell>
          <table:table-cell table:number-columns-repeated="1015"/>
        </table:table-row>
        <table:table-row table:style-name="ro1">
          <table:table-cell office:value-type="float" office:value="24.41" calcext:value-type="float">
            <text:p>24,41</text:p>
          </table:table-cell>
          <table:table-cell office:value-type="float" office:value="2.42" calcext:value-type="float">
            <text:p>2,42</text:p>
          </table:table-cell>
          <table:table-cell office:value-type="float" office:value="3.85" calcext:value-type="float">
            <text:p>3,85</text:p>
          </table:table-cell>
          <table:table-cell office:value-type="float" office:value="30.24" calcext:value-type="float">
            <text:p>30,24</text:p>
          </table:table-cell>
          <table:table-cell/>
          <table:table-cell office:value-type="float" office:value="0" calcext:value-type="float">
            <text:p>0</text:p>
          </table:table-cell>
          <table:table-cell table:formula="of:=-[.B3]/[.A3]" office:value-type="float" office:value="-0.0991396968455551" calcext:value-type="float">
            <text:p>-0,099139696845555</text:p>
          </table:table-cell>
          <table:table-cell table:formula="of:=-[.C3]/[.A3]" office:value-type="float" office:value="-0.157722244981565" calcext:value-type="float">
            <text:p>-0,157722244981565</text:p>
          </table:table-cell>
          <table:table-cell table:formula="of:=[.D3]/[.A3]" office:value-type="float" office:value="1.23883654240066" calcext:value-type="float">
            <text:p>1,23883654240066</text:p>
          </table:table-cell>
          <table:table-cell table:number-columns-repeated="1015"/>
        </table:table-row>
        <table:table-row table:style-name="ro1">
          <table:table-cell office:value-type="float" office:value="2.31" calcext:value-type="float">
            <text:p>2,31</text:p>
          </table:table-cell>
          <table:table-cell office:value-type="float" office:value="31.49" calcext:value-type="float">
            <text:p>31,49</text:p>
          </table:table-cell>
          <table:table-cell office:value-type="float" office:value="1.52" calcext:value-type="float">
            <text:p>1,52</text:p>
          </table:table-cell>
          <table:table-cell office:value-type="float" office:value="40.95" calcext:value-type="float">
            <text:p>40,95</text:p>
          </table:table-cell>
          <table:table-cell/>
          <table:table-cell table:formula="of:=-[.A4]/[.B4]" office:value-type="float" office:value="-0.0733566211495713" calcext:value-type="float">
            <text:p>-0,073356621149571</text:p>
          </table:table-cell>
          <table:table-cell office:value-type="float" office:value="0" calcext:value-type="float">
            <text:p>0</text:p>
          </table:table-cell>
          <table:table-cell table:formula="of:=-[.C4]/[.B4]" office:value-type="float" office:value="-0.048269291838679" calcext:value-type="float">
            <text:p>-0,048269291838679</text:p>
          </table:table-cell>
          <table:table-cell table:formula="of:=[.D4]/[.B4]" office:value-type="float" office:value="1.30041282946967" calcext:value-type="float">
            <text:p>1,30041282946967</text:p>
          </table:table-cell>
          <table:table-cell table:number-columns-repeated="1015"/>
        </table:table-row>
        <table:table-row table:style-name="ro1">
          <table:table-cell office:value-type="float" office:value="3.49" calcext:value-type="float">
            <text:p>3,49</text:p>
          </table:table-cell>
          <table:table-cell office:value-type="float" office:value="4.85" calcext:value-type="float">
            <text:p>4,85</text:p>
          </table:table-cell>
          <table:table-cell office:value-type="float" office:value="28.92" calcext:value-type="float">
            <text:p>28,92</text:p>
          </table:table-cell>
          <table:table-cell office:value-type="float" office:value="42.81" calcext:value-type="float">
            <text:p>42,81</text:p>
          </table:table-cell>
          <table:table-cell/>
          <table:table-cell table:formula="of:=-[.A5]/[.C5]" office:value-type="float" office:value="-0.120677731673582" calcext:value-type="float">
            <text:p>-0,120677731673582</text:p>
          </table:table-cell>
          <table:table-cell table:formula="of:=-[.B5]/[.C5]" office:value-type="float" office:value="-0.167704011065007" calcext:value-type="float">
            <text:p>-0,167704011065007</text:p>
          </table:table-cell>
          <table:table-cell office:value-type="float" office:value="0" calcext:value-type="float">
            <text:p>0</text:p>
          </table:table-cell>
          <table:table-cell table:formula="of:=[.D5]/[.C5]" office:value-type="float" office:value="1.48029045643154" calcext:value-type="float">
            <text:p>1,4802904564315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 table:style-name="ce5" office:value-type="string" calcext:value-type="string" table:number-columns-spanned="11" table:number-rows-spanned="1">
            <text:p>МЕТОД ПРОСТЫХ ИТЕРАЦИЙ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 table:number-columns-spanned="10" table:number-rows-spanned="1">
            <text:p>x^k</text:p>
          </table:table-cell>
          <table:covered-table-cell table:number-columns-repeated="9"/>
          <table:table-cell table:number-columns-repeated="1013"/>
        </table:table-row>
        <table:table-row table:style-name="ro1">
          <table:table-cell table:style-name="ce1" office:value-type="string" calcext:value-type="string">
            <text:p>k</text:p>
          </table:table-cell>
          <table:table-cell table:style-name="ce1" office:value-type="float" office:value="1" calcext:value-type="float">
            <text:p>1</text:p>
          </table:table-cell>
          <table:table-cell table:formula="of:=[.B9]+1" office:value-type="float" office:value="2" calcext:value-type="float">
            <text:p>2</text:p>
          </table:table-cell>
          <table:table-cell table:formula="of:=[.C9]+1" office:value-type="float" office:value="3" calcext:value-type="float">
            <text:p>3</text:p>
          </table:table-cell>
          <table:table-cell table:formula="of:=[.D9]+1" office:value-type="float" office:value="4" calcext:value-type="float">
            <text:p>4</text:p>
          </table:table-cell>
          <table:table-cell table:formula="of:=[.E9]+1" office:value-type="float" office:value="5" calcext:value-type="float">
            <text:p>5</text:p>
          </table:table-cell>
          <table:table-cell table:formula="of:=[.F9]+1" office:value-type="float" office:value="6" calcext:value-type="float">
            <text:p>6</text:p>
          </table:table-cell>
          <table:table-cell table:formula="of:=[.G9]+1" office:value-type="float" office:value="7" calcext:value-type="float">
            <text:p>7</text:p>
          </table:table-cell>
          <table:table-cell table:formula="of:=[.H9]+1" office:value-type="float" office:value="8" calcext:value-type="float">
            <text:p>8</text:p>
          </table:table-cell>
          <table:table-cell table:formula="of:=[.I9]+1" office:value-type="float" office:value="9" calcext:value-type="float">
            <text:p>9</text:p>
          </table:table-cell>
          <table:table-cell table:formula="of:=[.J9]+1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/>
          <table:table-cell table:formula="of:=[.D3]/[.A3]" office:value-type="float" office:value="1.23883654240066" calcext:value-type="float">
            <text:p>1,23883654240066</text:p>
          </table:table-cell>
          <table:table-cell table:formula="of:=[.F3]*[.I3]+[.G3]*[.I4]+[.H3]*[.I5]+[.I3]" office:value-type="float" office:value="0.876439274699794" calcext:value-type="float">
            <text:p>0,876439274699794</text:p>
          </table:table-cell>
          <table:table-cell table:formula="of:=[.$F3]*[.C10]+[.$G3]*[.C11]+[.$H3]*[.C12]+[.$I3]" office:value-type="float" office:value="0.950508807409996" calcext:value-type="float">
            <text:p>0,950508807409996</text:p>
          </table:table-cell>
          <table:table-cell table:formula="of:=[.$F3]*[.D10]+[.$G3]*[.D11]+[.$H3]*[.D12]+[.$I3]" office:value-type="float" office:value="0.934922783668334" calcext:value-type="float">
            <text:p>0,934922783668334</text:p>
          </table:table-cell>
          <table:table-cell table:formula="of:=[.$F3]*[.E10]+[.$G3]*[.E11]+[.$H3]*[.E12]+[.$I3]" office:value-type="float" office:value="0.938383306687453" calcext:value-type="float">
            <text:p>0,938383306687453</text:p>
          </table:table-cell>
          <table:table-cell table:formula="of:=[.$F3]*[.F10]+[.$G3]*[.F11]+[.$H3]*[.F12]+[.$I3]" office:value-type="float" office:value="0.937660636889458" calcext:value-type="float">
            <text:p>0,937660636889458</text:p>
          </table:table-cell>
          <table:table-cell table:formula="of:=[.$F3]*[.G10]+[.$G3]*[.G11]+[.$H3]*[.G12]+[.$I3]" office:value-type="float" office:value="0.937818925418612" calcext:value-type="float">
            <text:p>0,937818925418612</text:p>
          </table:table-cell>
          <table:table-cell table:formula="of:=[.$F3]*[.H10]+[.$G3]*[.H11]+[.$H3]*[.H12]+[.$I3]" office:value-type="float" office:value="0.937785351823069" calcext:value-type="float">
            <text:p>0,937785351823069</text:p>
          </table:table-cell>
          <table:table-cell table:formula="of:=[.$F3]*[.I10]+[.$G3]*[.I11]+[.$H3]*[.I12]+[.$I3]" office:value-type="float" office:value="0.937792616671807" calcext:value-type="float">
            <text:p>0,937792616671807</text:p>
          </table:table-cell>
          <table:table-cell table:formula="of:=[.$F3]*[.J10]+[.$G3]*[.J11]+[.$H3]*[.J12]+[.$I3]" office:value-type="float" office:value="0.937791063161844" calcext:value-type="float">
            <text:p>0,937791063161844</text:p>
          </table:table-cell>
          <table:table-cell table:number-columns-repeated="1013"/>
        </table:table-row>
        <table:table-row table:style-name="ro1">
          <table:table-cell/>
          <table:table-cell table:formula="of:=[.D4]/[.B4]" office:value-type="float" office:value="1.30041282946967" calcext:value-type="float">
            <text:p>1,30041282946967</text:p>
          </table:table-cell>
          <table:table-cell table:formula="of:=[.F4]*[.I3]+[.G4]*[.I4]+[.H4]*[.I5]+[.I4]" office:value-type="float" office:value="1.13808339451504" calcext:value-type="float">
            <text:p>1,13808339451504</text:p>
          </table:table-cell>
          <table:table-cell table:formula="of:=[.$F4]*[.C10]+[.$G4]*[.C11]+[.$H4]*[.C12]+[.$I4]" office:value-type="float" office:value="1.18241067378171" calcext:value-type="float">
            <text:p>1,18241067378171</text:p>
          </table:table-cell>
          <table:table-cell table:formula="of:=[.$F4]*[.D10]+[.$G4]*[.D11]+[.$H4]*[.D12]+[.$I4]" office:value-type="float" office:value="1.17355215938056" calcext:value-type="float">
            <text:p>1,17355215938056</text:p>
          </table:table-cell>
          <table:table-cell table:formula="of:=[.$F4]*[.E10]+[.$G4]*[.E11]+[.$H4]*[.E12]+[.$I4]" office:value-type="float" office:value="1.1754857818495" calcext:value-type="float">
            <text:p>1,1754857818495</text:p>
          </table:table-cell>
          <table:table-cell table:formula="of:=[.$F4]*[.F10]+[.$G4]*[.F11]+[.$H4]*[.F12]+[.$I4]" office:value-type="float" office:value="1.17506943127332" calcext:value-type="float">
            <text:p>1,17506943127332</text:p>
          </table:table-cell>
          <table:table-cell table:formula="of:=[.$F4]*[.G10]+[.$G4]*[.G11]+[.$H4]*[.G12]+[.$I4]" office:value-type="float" office:value="1.17515825411828" calcext:value-type="float">
            <text:p>1,17515825411828</text:p>
          </table:table-cell>
          <table:table-cell table:formula="of:=[.$F4]*[.H10]+[.$G4]*[.H11]+[.$H4]*[.H12]+[.$I4]" office:value-type="float" office:value="1.17513906269564" calcext:value-type="float">
            <text:p>1,17513906269564</text:p>
          </table:table-cell>
          <table:table-cell table:formula="of:=[.$F4]*[.I10]+[.$G4]*[.I11]+[.$H4]*[.I12]+[.$I4]" office:value-type="float" office:value="1.17514316659322" calcext:value-type="float">
            <text:p>1,17514316659322</text:p>
          </table:table-cell>
          <table:table-cell table:formula="of:=[.$F4]*[.J10]+[.$G4]*[.J11]+[.$H4]*[.J12]+[.$I4]" office:value-type="float" office:value="1.17514228274762" calcext:value-type="float">
            <text:p>1,17514228274762</text:p>
          </table:table-cell>
          <table:table-cell table:number-columns-repeated="1013"/>
        </table:table-row>
        <table:table-row table:style-name="ro1">
          <table:table-cell/>
          <table:table-cell table:formula="of:=[.D5]/[.C5]" office:value-type="float" office:value="1.48029045643154" calcext:value-type="float">
            <text:p>1,48029045643154</text:p>
          </table:table-cell>
          <table:table-cell table:formula="of:=[.F5]*[.I3]+[.G5]*[.I4]+[.H5]*[.I5]+[.I5]" office:value-type="float" office:value="1.11270602503782" calcext:value-type="float">
            <text:p>1,11270602503782</text:p>
          </table:table-cell>
          <table:table-cell table:formula="of:=[.$F5]*[.C10]+[.$G5]*[.C11]+[.$H5]*[.C12]+[.$I5]" office:value-type="float" office:value="1.18366260262447" calcext:value-type="float">
            <text:p>1,18366260262447</text:p>
          </table:table-cell>
          <table:table-cell table:formula="of:=[.$F5]*[.D10]+[.$G5]*[.D11]+[.$H5]*[.D12]+[.$I5]" office:value-type="float" office:value="1.16729019689827" calcext:value-type="float">
            <text:p>1,16729019689827</text:p>
          </table:table-cell>
          <table:table-cell table:formula="of:=[.$F5]*[.E10]+[.$G5]*[.E11]+[.$H5]*[.E12]+[.$I5]" office:value-type="float" office:value="1.17065669128637" calcext:value-type="float">
            <text:p>1,17065669128637</text:p>
          </table:table-cell>
          <table:table-cell table:formula="of:=[.$F5]*[.F10]+[.$G5]*[.F11]+[.$H5]*[.F12]+[.$I5]" office:value-type="float" office:value="1.16991480697409" calcext:value-type="float">
            <text:p>1,16991480697409</text:p>
          </table:table-cell>
          <table:table-cell table:formula="of:=[.$F5]*[.G10]+[.$G5]*[.G11]+[.$H5]*[.G12]+[.$I5]" office:value-type="float" office:value="1.1700718407877" calcext:value-type="float">
            <text:p>1,1700718407877</text:p>
          </table:table-cell>
          <table:table-cell table:formula="of:=[.$F5]*[.H10]+[.$G5]*[.H11]+[.$H5]*[.H12]+[.$I5]" office:value-type="float" office:value="1.17003784293967" calcext:value-type="float">
            <text:p>1,17003784293967</text:p>
          </table:table-cell>
          <table:table-cell table:formula="of:=[.$F5]*[.I10]+[.$G5]*[.I11]+[.$H5]*[.I12]+[.$I5]" office:value-type="float" office:value="1.17004511300358" calcext:value-type="float">
            <text:p>1,17004511300358</text:p>
          </table:table-cell>
          <table:table-cell table:formula="of:=[.$F5]*[.J10]+[.$G5]*[.J11]+[.$H5]*[.J12]+[.$I5]" office:value-type="float" office:value="1.17004354805803" calcext:value-type="float">
            <text:p>1,1700435480580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|x^k-x^k+1||</text:p>
          </table:table-cell>
          <table:table-cell/>
          <table:table-cell table:formula="of:=ABS([.C10]-[.B10])+ABS([.C11]-[.B11])+ABS([.C12]-[.B12])" office:value-type="float" office:value="0.89231113404921" calcext:value-type="float">
            <text:p>0,89231113404921</text:p>
          </table:table-cell>
          <table:table-cell table:formula="of:=ABS([.D10]-[.C10])+ABS([.D11]-[.C11])+ABS([.D12]-[.C12])" office:value-type="float" office:value="0.189353389563523" calcext:value-type="float">
            <text:p>0,189353389563523</text:p>
          </table:table-cell>
          <table:table-cell table:formula="of:=ABS([.E10]-[.D10])+ABS([.E11]-[.D11])+ABS([.E12]-[.D12])" office:value-type="float" office:value="0.0408169438690219" calcext:value-type="float">
            <text:p>0,040816943869022</text:p>
          </table:table-cell>
          <table:table-cell table:formula="of:=ABS([.F10]-[.E10])+ABS([.F11]-[.E11])+ABS([.F12]-[.E12])" office:value-type="float" office:value="0.00876063987616849" calcext:value-type="float">
            <text:p>0,008760639876168</text:p>
          </table:table-cell>
          <table:table-cell table:formula="of:=ABS([.G10]-[.F10])+ABS([.G11]-[.F11])+ABS([.G12]-[.F12])" office:value-type="float" office:value="0.0018809046864593" calcext:value-type="float">
            <text:p>0,001880904686459</text:p>
          </table:table-cell>
          <table:table-cell table:formula="of:=ABS([.H10]-[.G10])+ABS([.H11]-[.G11])+ABS([.H12]-[.G12])" office:value-type="float" office:value="0.000404145187728133" calcext:value-type="float">
            <text:p>0,000404145187728</text:p>
          </table:table-cell>
          <table:table-cell table:formula="of:=ABS([.I10]-[.H10])+ABS([.I11]-[.H11])+ABS([.I12]-[.H12])" office:value-type="float" office:value="0.0000867628662097886" calcext:value-type="float">
            <text:p>8,67628662097886E-05</text:p>
          </table:table-cell>
          <table:table-cell table:formula="of:=ABS([.J10]-[.I10])+ABS([.J11]-[.I11])+ABS([.J12]-[.I12])" office:value-type="float" office:value="0.0000186388102243473" calcext:value-type="float">
            <text:p>1,86388102243473E-05</text:p>
          </table:table-cell>
          <table:table-cell table:formula="of:=ABS([.K10]-[.J10])+ABS([.K11]-[.J11])+ABS([.K12]-[.J12])" office:value-type="float" office:value="0.00000400230110708666" calcext:value-type="float">
            <text:p>4,00230110708666E-06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 table:number-columns-spanned="11" table:number-rows-spanned="1">
            <text:p>МЕТОД ЗЕЙДЕЛЯ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3" office:value-type="string" calcext:value-type="string" table:number-columns-spanned="3" table:number-rows-spanned="1">
            <text:p>U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L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-[.B3]/[.A3]" office:value-type="float" office:value="-0.0991396968455551" calcext:value-type="float">
            <text:p>-0,099139696845555</text:p>
          </table:table-cell>
          <table:table-cell table:formula="of:=-[.C3]/[.A3]" office:value-type="float" office:value="-0.157722244981565" calcext:value-type="float">
            <text:p>-0,15772224498156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-[.C4]/[.B4]" office:value-type="float" office:value="-0.048269291838679" calcext:value-type="float">
            <text:p>-0,048269291838679</text:p>
          </table:table-cell>
          <table:table-cell table:formula="of:=-[.A4]/[.B4]" office:value-type="float" office:value="-0.0733566211495713" calcext:value-type="float">
            <text:p>-0,0733566211495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-[.A5]/[.C5]" office:value-type="float" office:value="-0.120677731673582" calcext:value-type="float">
            <text:p>-0,120677731673582</text:p>
          </table:table-cell>
          <table:table-cell table:formula="of:=-[.B5]/[.C5]" office:value-type="float" office:value="-0.167704011065007" calcext:value-type="float">
            <text:p>-0,16770401106500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formula="of:=[.B25]+1" office:value-type="float" office:value="2" calcext:value-type="float">
            <text:p>2</text:p>
          </table:table-cell>
          <table:table-cell table:formula="of:=[.C25]+1" office:value-type="float" office:value="3" calcext:value-type="float">
            <text:p>3</text:p>
          </table:table-cell>
          <table:table-cell table:formula="of:=[.D25]+1" office:value-type="float" office:value="4" calcext:value-type="float">
            <text:p>4</text:p>
          </table:table-cell>
          <table:table-cell table:formula="of:=[.E25]+1" office:value-type="float" office:value="5" calcext:value-type="float">
            <text:p>5</text:p>
          </table:table-cell>
          <table:table-cell table:formula="of:=[.F25]+1" office:value-type="float" office:value="6" calcext:value-type="float">
            <text:p>6</text:p>
          </table:table-cell>
          <table:table-cell table:formula="of:=[.G25]+1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/>
          <table:table-cell table:formula="of:=[.D3]/[.A3]" office:value-type="float" office:value="1.23883654240066" calcext:value-type="float">
            <text:p>1,23883654240066</text:p>
          </table:table-cell>
          <table:table-cell office:value-type="float" office:value="1.238836545" calcext:value-type="float">
            <text:p>1,238836545</text:p>
          </table:table-cell>
          <table:table-cell office:value-type="float" office:value="0.943425021" calcext:value-type="float">
            <text:p>0,943425021</text:p>
          </table:table-cell>
          <table:table-cell office:value-type="float" office:value="0.937154233" calcext:value-type="float">
            <text:p>0,937154233</text:p>
          </table:table-cell>
          <table:table-cell office:value-type="float" office:value="0.937772628" calcext:value-type="float">
            <text:p>0,937772628</text:p>
          </table:table-cell>
          <table:table-cell office:value-type="float" office:value="0.937792668" calcext:value-type="float">
            <text:p>0,937792668</text:p>
          </table:table-cell>
          <table:table-cell office:value-type="float" office:value="0.937791395" calcext:value-type="float">
            <text:p>0,937791395</text:p>
          </table:table-cell>
          <table:table-cell table:number-columns-repeated="1016"/>
        </table:table-row>
        <table:table-row table:style-name="ro1">
          <table:table-cell/>
          <table:table-cell table:formula="of:=[.D4]/[.B4]" office:value-type="float" office:value="1.30041282946967" calcext:value-type="float">
            <text:p>1,30041282946967</text:p>
          </table:table-cell>
          <table:table-cell office:value-type="float" office:value="1.209535978" calcext:value-type="float">
            <text:p>1,209535978</text:p>
          </table:table-cell>
          <table:table-cell office:value-type="float" office:value="1.177496837" calcext:value-type="float">
            <text:p>1,177496837</text:p>
          </table:table-cell>
          <table:table-cell office:value-type="float" office:value="1.175065631" calcext:value-type="float">
            <text:p>1,175065631</text:p>
          </table:table-cell>
          <table:table-cell office:value-type="float" office:value="1.175135759" calcext:value-type="float">
            <text:p>1,175135759</text:p>
          </table:table-cell>
          <table:table-cell office:value-type="float" office:value="1.175142554" calcext:value-type="float">
            <text:p>1,175142554</text:p>
          </table:table-cell>
          <table:table-cell office:value-type="float" office:value="1.175142466" calcext:value-type="float">
            <text:p>1,175142466</text:p>
          </table:table-cell>
          <table:table-cell table:number-columns-repeated="1016"/>
        </table:table-row>
        <table:table-row table:style-name="ro1">
          <table:table-cell/>
          <table:table-cell table:formula="of:=[.D5]/[.C5]" office:value-type="float" office:value="1.48029045643154" calcext:value-type="float">
            <text:p>1,48029045643154</text:p>
          </table:table-cell>
          <table:table-cell office:value-type="float" office:value="1.112706039" calcext:value-type="float">
            <text:p>1,112706039</text:p>
          </table:table-cell>
          <table:table-cell office:value-type="float" office:value="1.172603345" calcext:value-type="float">
            <text:p>1,172603345</text:p>
          </table:table-cell>
          <table:table-cell office:value-type="float" office:value="1.170210735" calcext:value-type="float">
            <text:p>1,170210735</text:p>
          </table:table-cell>
          <table:table-cell office:value-type="float" office:value="1.170039683" calcext:value-type="float">
            <text:p>1,170039683</text:p>
          </table:table-cell>
          <table:table-cell office:value-type="float" office:value="1.170043484" calcext:value-type="float">
            <text:p>1,170043484</text:p>
          </table:table-cell>
          <table:table-cell office:value-type="float" office:value="1.170043834" calcext:value-type="float">
            <text:p>1,170043834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|x^k-x^k+1||</text:p>
          </table:table-cell>
          <table:table-cell/>
          <table:table-cell table:formula="of:=ABS([.C26]-[.B26])+ABS([.C27]-[.B27])+ABS([.C28]-[.B28])" office:value-type="float" office:value="0.458461271500553" calcext:value-type="float">
            <text:p>0,458461271500553</text:p>
          </table:table-cell>
          <table:table-cell table:formula="of:=ABS([.D26]-[.C26])+ABS([.D27]-[.C27])+ABS([.D28]-[.C28])" office:value-type="float" office:value="0.387347971" calcext:value-type="float">
            <text:p>0,387347971</text:p>
          </table:table-cell>
          <table:table-cell table:formula="of:=ABS([.E26]-[.D26])+ABS([.E27]-[.D27])+ABS([.E28]-[.D28])" office:value-type="float" office:value="0.0110946040000001" calcext:value-type="float">
            <text:p>0,011094604</text:p>
          </table:table-cell>
          <table:table-cell table:formula="of:=ABS([.F26]-[.E26])+ABS([.F27]-[.E27])+ABS([.F28]-[.E28])" office:value-type="float" office:value="0.000859575000000001" calcext:value-type="float">
            <text:p>0,000859575</text:p>
          </table:table-cell>
          <table:table-cell table:formula="of:=ABS([.G26]-[.F26])+ABS([.G27]-[.F27])+ABS([.G28]-[.F28])" office:value-type="float" office:value="0.0000306360000000838" calcext:value-type="float">
            <text:p>3,06360000000838E-05</text:p>
          </table:table-cell>
          <table:table-cell table:formula="of:=ABS([.H26]-[.G26])+ABS([.H27]-[.G27])+ABS([.H28]-[.G28])" office:value-type="float" office:value="0.00000171099999979329" calcext:value-type="float">
            <text:p>1,71099999979329E-06</text:p>
          </table:table-cell>
          <table:table-cell table:number-columns-repeated="1016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1">00.00.0000</text:date>, <text:time style:data-style-name="N2" text:time-value="19:50:58.14183103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1T14:16:25.638121628</meta:creation-date>
    <meta:generator>LibreOffice/6.0.7.3$Linux_X86_64 LibreOffice_project/00m0$Build-3</meta:generator>
    <dc:date>2020-03-31T19:53:22.755597804</dc:date>
    <meta:editing-duration>PT26M49S</meta:editing-duration>
    <meta:editing-cycles>9</meta:editing-cycles>
    <meta:document-statistic meta:table-count="1" meta:cell-count="140" meta:object-count="0"/>
  </office:meta>
</office:document-meta>
</file>